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b4c7dc" draw:textarea-horizontal-align="justify" draw:textarea-vertical-align="middle" draw:auto-grow-height="false" fo:min-height="2.75cm" fo:min-width="1.682cm" loext:decorative="false"/>
      <style:paragraph-properties style:writing-mode="lr-tb"/>
    </style:style>
    <style:style style:name="gr2" style:family="graphic" style:parent-style-name="standard" style:list-style-name="L1">
      <style:graphic-properties draw:textarea-horizontal-align="justify" draw:textarea-vertical-align="middle" draw:auto-grow-height="false" fo:min-height="0.5cm" fo:min-width="5.318cm" loext:decorative="false"/>
      <style:paragraph-properties style:writing-mode="lr-tb"/>
    </style:style>
    <style:style style:name="gr3" style:family="graphic" style:parent-style-name="standard" style:list-style-name="L1">
      <style:graphic-properties draw:textarea-horizontal-align="justify" draw:textarea-vertical-align="middle" draw:auto-grow-height="false" fo:min-height="0.5cm" fo:min-width="5.318cm" loext:decorative="false"/>
      <style:paragraph-properties style:writing-mode="lr-tb"/>
    </style:style>
    <style:style style:name="gr4" style:family="graphic" style:parent-style-name="standard" style:list-style-name="L1">
      <style:graphic-properties draw:textarea-horizontal-align="justify" draw:textarea-vertical-align="middle" draw:auto-grow-height="false" fo:min-height="0.5cm" fo:min-width="5.318cm" loext:decorative="false"/>
      <style:paragraph-properties style:writing-mode="lr-tb"/>
    </style:style>
    <style:style style:name="gr5" style:family="graphic" style:parent-style-name="standard" style:list-style-name="L1">
      <style:graphic-properties draw:textarea-horizontal-align="justify" draw:textarea-vertical-align="middle" draw:auto-grow-height="false" fo:min-height="0.5cm" fo:min-width="5.318cm" loext:decorative="false"/>
      <style:paragraph-properties style:writing-mode="lr-tb"/>
    </style:style>
    <style:style style:name="gr6" style:family="graphic" style:parent-style-name="standard" style:list-style-name="L1">
      <style:graphic-properties draw:fill-color="#729fcf" draw:textarea-horizontal-align="justify" draw:textarea-vertical-align="middle" draw:auto-grow-height="false" fo:min-height="0.499cm" fo:min-width="3.748cm" loext:decorative="false"/>
      <style:paragraph-properties style:writing-mode="lr-tb"/>
    </style:style>
    <style:style style:name="gr7" style:family="graphic" style:parent-style-name="standard" style:list-style-name="L1">
      <style:graphic-properties draw:fill-color="#b4c7dc" draw:textarea-horizontal-align="justify" draw:textarea-vertical-align="middle" draw:auto-grow-height="false" fo:min-height="0.499cm" fo:min-width="3.748cm" loext:decorative="false"/>
      <style:paragraph-properties style:writing-mode="lr-tb"/>
    </style:style>
    <style:style style:name="gr8" style:family="graphic" style:parent-style-name="standard" style:list-style-name="L1">
      <style:graphic-properties draw:fill-color="#b4c7dc" draw:textarea-horizontal-align="justify" draw:textarea-vertical-align="middle" draw:auto-grow-height="false" fo:min-height="0.499cm" fo:min-width="3.748cm" loext:decorative="false"/>
      <style:paragraph-properties style:writing-mode="lr-tb"/>
    </style:style>
    <style:style style:name="gr9" style:family="graphic" style:parent-style-name="standard" style:list-style-name="L1">
      <style:graphic-properties draw:fill-color="#729fcf" draw:textarea-horizontal-align="justify" draw:textarea-vertical-align="middle" draw:auto-grow-height="false" fo:min-height="0.499cm" fo:min-width="3.585cm" loext:decorative="false"/>
      <style:paragraph-properties style:writing-mode="lr-tb"/>
    </style:style>
    <style:style style:name="gr10" style:family="graphic" style:parent-style-name="standard" style:list-style-name="L1">
      <style:graphic-properties draw:fill-color="#b4c7dc" draw:textarea-horizontal-align="justify" draw:textarea-vertical-align="middle" draw:auto-grow-height="false" fo:min-height="0.499cm" fo:min-width="3.584cm" loext:decorative="false"/>
      <style:paragraph-properties style:writing-mode="lr-tb"/>
    </style:style>
    <style:style style:name="gr11" style:family="graphic" style:parent-style-name="standard" style:list-style-name="L1">
      <style:graphic-properties draw:fill-color="#b4c7dc" draw:textarea-horizontal-align="justify" draw:textarea-vertical-align="middle" draw:auto-grow-height="false" fo:min-height="0.499cm" fo:min-width="3.584cm" loext:decorative="false"/>
      <style:paragraph-properties style:writing-mode="lr-tb"/>
    </style:style>
    <style:style style:name="gr12" style:family="graphic" style:parent-style-name="standard" style:list-style-name="L1">
      <style:graphic-properties draw:fill-color="#729fcf" draw:textarea-horizontal-align="justify" draw:textarea-vertical-align="middle" draw:auto-grow-height="false" fo:min-height="0.499cm" fo:min-width="2.575cm" loext:decorative="false"/>
      <style:paragraph-properties style:writing-mode="lr-tb"/>
    </style:style>
    <style:style style:name="gr13" style:family="graphic" style:parent-style-name="standard" style:list-style-name="L1">
      <style:graphic-properties draw:fill-color="#b4c7dc" draw:textarea-horizontal-align="justify" draw:textarea-vertical-align="middle" draw:auto-grow-height="false" fo:min-height="0.499cm" fo:min-width="2.575cm" loext:decorative="false"/>
      <style:paragraph-properties style:writing-mode="lr-tb"/>
    </style:style>
    <style:style style:name="gr14" style:family="graphic" style:parent-style-name="standard" style:list-style-name="L1">
      <style:graphic-properties draw:fill-color="#b4c7dc" draw:textarea-horizontal-align="justify" draw:textarea-vertical-align="middle" draw:auto-grow-height="false" fo:min-height="0.499cm" fo:min-width="2.575cm" loext:decorative="false"/>
      <style:paragraph-properties style:writing-mode="lr-tb"/>
    </style:style>
    <style:style style:name="gr15" style:family="graphic" style:parent-style-name="standard" style:list-style-name="L1">
      <style:graphic-properties draw:fill-color="#729fcf" draw:textarea-horizontal-align="justify" draw:textarea-vertical-align="middle" draw:auto-grow-height="false" fo:min-height="0.499cm" fo:min-width="2.575cm" loext:decorative="false"/>
      <style:paragraph-properties style:writing-mode="lr-tb"/>
    </style:style>
    <style:style style:name="gr16" style:family="graphic" style:parent-style-name="standard" style:list-style-name="L1">
      <style:graphic-properties draw:fill-color="#b4c7dc" draw:textarea-horizontal-align="justify" draw:textarea-vertical-align="middle" draw:auto-grow-height="false" fo:min-height="0.499cm" fo:min-width="2.575cm" loext:decorative="false"/>
      <style:paragraph-properties style:writing-mode="lr-tb"/>
    </style:style>
    <style:style style:name="gr17" style:family="graphic" style:parent-style-name="standard">
      <style:graphic-properties draw:fill-color="#b4c7dc" draw:textarea-horizontal-align="justify" draw:textarea-vertical-align="middle" draw:auto-grow-height="false" fo:min-height="2.75cm" fo:min-width="1.932cm" loext:decorative="false"/>
      <style:paragraph-properties style:writing-mode="lr-tb"/>
    </style:style>
    <style:style style:name="gr18" style:family="graphic" style:parent-style-name="standard" style:list-style-name="L1">
      <style:graphic-properties draw:textarea-horizontal-align="justify" draw:textarea-vertical-align="middle" draw:auto-grow-height="false" fo:min-height="0.5cm" fo:min-width="5.318cm" loext:decorative="false"/>
      <style:paragraph-properties style:writing-mode="lr-tb"/>
    </style:style>
    <style:style style:name="gr19" style:family="graphic" style:parent-style-name="standard" style:list-style-name="L1">
      <style:graphic-properties draw:textarea-horizontal-align="justify" draw:textarea-vertical-align="middle" draw:auto-grow-height="false" fo:min-height="0.5cm" fo:min-width="5.318cm" loext:decorative="false"/>
      <style:paragraph-properties style:writing-mode="lr-tb"/>
    </style:style>
    <style:style style:name="gr20" style:family="graphic" style:parent-style-name="standard" style:list-style-name="L1">
      <style:graphic-properties draw:textarea-horizontal-align="justify" draw:textarea-vertical-align="middle" draw:auto-grow-height="false" fo:min-height="0.5cm" fo:min-width="5.318cm" loext:decorative="false"/>
      <style:paragraph-properties style:writing-mode="lr-tb"/>
    </style:style>
    <style:style style:name="gr21" style:family="graphic" style:parent-style-name="standard" style:list-style-name="L1">
      <style:graphic-properties draw:textarea-horizontal-align="justify" draw:textarea-vertical-align="middle" draw:auto-grow-height="false" fo:min-height="0.5cm" fo:min-width="5.318cm" loext:decorative="false"/>
      <style:paragraph-properties style:writing-mode="lr-tb"/>
    </style:style>
    <style:style style:name="gr22" style:family="graphic" style:parent-style-name="standard" style:list-style-name="L1">
      <style:graphic-properties draw:fill-color="#729fcf" draw:textarea-horizontal-align="justify" draw:textarea-vertical-align="middle" draw:auto-grow-height="false" fo:min-height="0.499cm" fo:min-width="3.748cm" loext:decorative="false"/>
      <style:paragraph-properties style:writing-mode="lr-tb"/>
    </style:style>
    <style:style style:name="gr23" style:family="graphic" style:parent-style-name="standard" style:list-style-name="L1">
      <style:graphic-properties draw:fill-color="#b4c7dc" draw:textarea-horizontal-align="justify" draw:textarea-vertical-align="middle" draw:auto-grow-height="false" fo:min-height="0.499cm" fo:min-width="3.748cm" loext:decorative="false"/>
      <style:paragraph-properties style:writing-mode="lr-tb"/>
    </style:style>
    <style:style style:name="gr24" style:family="graphic" style:parent-style-name="standard" style:list-style-name="L1">
      <style:graphic-properties draw:fill-color="#b4c7dc" draw:textarea-horizontal-align="justify" draw:textarea-vertical-align="middle" draw:auto-grow-height="false" fo:min-height="0.499cm" fo:min-width="3.748cm" loext:decorative="false"/>
      <style:paragraph-properties style:writing-mode="lr-tb"/>
    </style:style>
    <style:style style:name="gr25" style:family="graphic" style:parent-style-name="standard" style:list-style-name="L1">
      <style:graphic-properties draw:fill-color="#b4c7dc" draw:textarea-horizontal-align="justify" draw:textarea-vertical-align="middle" draw:auto-grow-height="false" fo:min-height="0.499cm" fo:min-width="3.748cm" loext:decorative="false"/>
      <style:paragraph-properties style:writing-mode="lr-tb"/>
    </style:style>
    <style:style style:name="gr26" style:family="graphic" style:parent-style-name="standard" style:list-style-name="L1">
      <style:graphic-properties draw:fill-color="#b4c7dc" draw:textarea-horizontal-align="justify" draw:textarea-vertical-align="middle" draw:auto-grow-height="false" fo:min-height="0.499cm" fo:min-width="3.748cm" loext:decorative="false"/>
      <style:paragraph-properties style:writing-mode="lr-tb"/>
    </style:style>
    <style:style style:name="gr27" style:family="graphic" style:parent-style-name="standard" style:list-style-name="L1">
      <style:graphic-properties draw:fill-color="#b4c7dc" draw:textarea-horizontal-align="justify" draw:textarea-vertical-align="middle" draw:auto-grow-height="false" fo:min-height="0.499cm" fo:min-width="3.748cm" loext:decorative="false"/>
      <style:paragraph-properties style:writing-mode="lr-tb"/>
    </style:style>
    <style:style style:name="gr28" style:family="graphic" style:parent-style-name="standard" style:list-style-name="L1">
      <style:graphic-properties draw:fill-color="#729fcf" draw:textarea-horizontal-align="justify" draw:textarea-vertical-align="middle" draw:auto-grow-height="false" fo:min-height="0.499cm" fo:min-width="2.749cm" loext:decorative="false"/>
      <style:paragraph-properties style:writing-mode="lr-tb"/>
    </style:style>
    <style:style style:name="gr29" style:family="graphic" style:parent-style-name="standard" style:list-style-name="L1">
      <style:graphic-properties draw:fill-color="#b4c7dc" draw:textarea-horizontal-align="justify" draw:textarea-vertical-align="middle" draw:auto-grow-height="false" fo:min-height="0.499cm" fo:min-width="2.749cm" loext:decorative="false"/>
      <style:paragraph-properties style:writing-mode="lr-tb"/>
    </style:style>
    <style:style style:name="gr30" style:family="graphic" style:parent-style-name="standard" style:list-style-name="L1">
      <style:graphic-properties draw:fill-color="#729fcf" draw:textarea-horizontal-align="justify" draw:textarea-vertical-align="middle" draw:auto-grow-height="false" fo:min-height="0.499cm" fo:min-width="3.748cm" loext:decorative="false"/>
      <style:paragraph-properties style:writing-mode="lr-tb"/>
    </style:style>
    <style:style style:name="gr31" style:family="graphic" style:parent-style-name="standard" style:list-style-name="L1">
      <style:graphic-properties draw:fill-color="#b4c7dc" draw:textarea-horizontal-align="justify" draw:textarea-vertical-align="middle" draw:auto-grow-height="false" fo:min-height="0.499cm" fo:min-width="3.748cm" loext:decorative="false"/>
      <style:paragraph-properties style:writing-mode="lr-tb"/>
    </style:style>
    <style:style style:name="gr32" style:family="graphic" style:parent-style-name="standard" style:list-style-name="L1">
      <style:graphic-properties draw:fill-color="#729fcf" draw:textarea-horizontal-align="justify" draw:textarea-vertical-align="middle" draw:auto-grow-height="false" fo:min-height="0.499cm" fo:min-width="3.748cm" loext:decorative="false"/>
      <style:paragraph-properties style:writing-mode="lr-tb"/>
    </style:style>
    <style:style style:name="gr33" style:family="graphic" style:parent-style-name="standard" style:list-style-name="L1">
      <style:graphic-properties draw:fill-color="#b4c7dc" draw:textarea-horizontal-align="justify" draw:textarea-vertical-align="middle" draw:auto-grow-height="false" fo:min-height="0.499cm" fo:min-width="3.748cm" loext:decorative="false"/>
      <style:paragraph-properties style:writing-mode="lr-tb"/>
    </style:style>
    <style:style style:name="gr34" style:family="graphic" style:parent-style-name="standard" style:list-style-name="L1">
      <style:graphic-properties draw:fill-color="#729fcf" draw:textarea-horizontal-align="justify" draw:textarea-vertical-align="middle" draw:auto-grow-height="false" fo:min-height="0.499cm" fo:min-width="3.748cm" loext:decorative="false"/>
      <style:paragraph-properties style:writing-mode="lr-tb"/>
    </style:style>
    <style:style style:name="gr35" style:family="graphic" style:parent-style-name="standard" style:list-style-name="L1">
      <style:graphic-properties draw:fill-color="#b4c7dc" draw:textarea-horizontal-align="justify" draw:textarea-vertical-align="middle" draw:auto-grow-height="false" fo:min-height="0.499cm" fo:min-width="3.748cm" loext:decorative="false"/>
      <style:paragraph-properties style:writing-mode="lr-tb"/>
    </style:style>
    <style:style style:name="gr36" style:family="graphic" style:parent-style-name="standard" style:list-style-name="L1">
      <style:graphic-properties draw:fill-color="#b4c7dc" draw:textarea-horizontal-align="justify" draw:textarea-vertical-align="middle" draw:auto-grow-height="false" fo:min-height="0.499cm" fo:min-width="3.748cm" loext:decorative="false"/>
      <style:paragraph-properties style:writing-mode="lr-tb"/>
    </style:style>
    <style:style style:name="gr37" style:family="graphic" style:parent-style-name="standard" style:list-style-name="L1">
      <style:graphic-properties draw:fill-color="#b4c7dc" draw:textarea-horizontal-align="justify" draw:textarea-vertical-align="middle" draw:auto-grow-height="false" fo:min-height="0.499cm" fo:min-width="2.749cm" loext:decorative="false"/>
      <style:paragraph-properties style:writing-mode="lr-tb"/>
    </style:style>
    <style:style style:name="gr38" style:family="graphic" style:parent-style-name="standard" style:list-style-name="L1">
      <style:graphic-properties draw:fill-color="#729fcf" draw:textarea-horizontal-align="justify" draw:textarea-vertical-align="middle" draw:auto-grow-height="false" fo:min-height="0.499cm" fo:min-width="2.749cm" loext:decorative="false"/>
      <style:paragraph-properties style:writing-mode="lr-tb"/>
    </style:style>
    <style:style style:name="gr39" style:family="graphic" style:parent-style-name="standard" style:list-style-name="L1">
      <style:graphic-properties draw:fill-color="#b4c7dc" draw:textarea-horizontal-align="justify" draw:textarea-vertical-align="middle" draw:auto-grow-height="false" fo:min-height="0.499cm" fo:min-width="2.749cm" loext:decorative="false"/>
      <style:paragraph-properties style:writing-mode="lr-tb"/>
    </style:style>
    <style:style style:name="gr40" style:family="graphic" style:parent-style-name="standard" style:list-style-name="L1">
      <style:graphic-properties draw:fill-color="#b4c7dc" draw:textarea-horizontal-align="justify" draw:textarea-vertical-align="middle" draw:auto-grow-height="false" fo:min-height="0.499cm" fo:min-width="2.749cm" loext:decorative="false"/>
      <style:paragraph-properties style:writing-mode="lr-tb"/>
    </style:style>
    <style:style style:name="P1" style:family="paragraph">
      <style:paragraph-properties fo:text-align="center"/>
      <style:text-properties fo:font-size="12pt"/>
    </style:style>
    <style:style style:name="P2" style:family="paragraph">
      <loext:graphic-properties draw:fill-color="#b4c7dc"/>
      <style:paragraph-properties fo:text-align="center"/>
      <style:text-properties fo:font-size="12pt"/>
    </style:style>
    <style:style style:name="P3" style:family="paragraph">
      <style:paragraph-properties fo:margin-left="0cm" fo:margin-right="0cm" fo:margin-top="0cm" fo:margin-bottom="0cm" style:line-spacing="0.1cm" fo:text-align="center" fo:text-indent="0cm"/>
      <style:text-properties fo:font-size="12pt"/>
    </style:style>
    <style:style style:name="P4" style:family="paragraph">
      <loext:graphic-properties draw:fill-color="#729fcf"/>
      <style:paragraph-properties fo:margin-left="0cm" fo:margin-right="0cm" fo:margin-top="0cm" fo:margin-bottom="0cm" style:line-spacing="0.1cm" fo:text-align="center" fo:text-indent="0cm"/>
      <style:text-properties fo:font-size="12pt"/>
    </style:style>
    <style:style style:name="P5" style:family="paragraph">
      <loext:graphic-properties draw:fill-color="#b4c7dc"/>
      <style:paragraph-properties fo:margin-left="0cm" fo:margin-right="0cm" fo:margin-top="0cm" fo:margin-bottom="0cm" style:line-spacing="0.1cm" fo:text-align="center" fo:text-indent="0cm"/>
      <style:text-properties fo:font-size="12pt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tyle="normal" fo:text-shadow="none" style:text-underline-style="none" fo:font-weight="normal" style:letter-kerning="true" style:font-name-asian="Microsoft YaHei" style:font-size-asian="16pt" style:font-style-asian="normal" style:font-weight-asian="normal" style:font-name-complex="Lucida 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size-asian="16pt" style:font-size-complex="16pt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tyle="italic" fo:text-shadow="none" style:text-underline-style="none" fo:font-weight="normal" style:letter-kerning="true" style:font-name-asian="Microsoft YaHei" style:font-size-asian="16pt" style:font-style-asian="italic" style:font-weight-asian="normal" style:font-name-complex="Lucida Sans" style:font-size-complex="16pt" style:font-style-complex="italic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rte Física" draw:style-name="dp1" draw:master-page-name="Predeterminado">
        <draw:custom-shape draw:style-name="gr1" draw:text-style-name="P2" draw:layer="layout" svg:width="2.182cm" svg:height="3cm" svg:x="6.2cm" svg:y="2.25cm">
          <text:p text:style-name="P1">Partes Física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3" draw:layer="layout" svg:width="5.818cm" svg:height="0.75cm" svg:x="8.382cm" svg:y="2.25cm">
          <text:p text:style-name="P3"><text:span text:style-name="T1">Piezas <text:s/></text:span><text:span text:style-name="T2">Móviles 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3" draw:layer="layout" svg:width="5.818cm" svg:height="0.75cm" svg:x="8.382cm" svg:y="3cm">
          <text:p text:style-name="P3"><text:span text:style-name="T2">Piezas Inmóviles 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3" draw:layer="layout" svg:width="5.818cm" svg:height="0.75cm" svg:x="8.382cm" svg:y="3.75cm">
          <text:p text:style-name="P3"><text:span text:style-name="T2">Mapa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3" draw:layer="layout" svg:width="5.818cm" svg:height="0.75cm" svg:x="8.382cm" svg:y="4.5cm">
          <text:p text:style-name="P3"><text:span text:style-name="T2">Z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4" draw:layer="layout" svg:width="4.248cm" svg:height="0.749cm" svg:x="1.75cm" svg:y="6.5cm">
          <text:p text:style-name="P3"><text:span text:style-name="T1">Piezas <text:s/></text:span><text:span text:style-name="T2">Móviles 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5" draw:layer="layout" svg:width="4.248cm" svg:height="0.749cm" svg:x="1.751cm" svg:y="7.25cm">
          <text:p text:style-name="P3"><text:span text:style-name="T1">Dado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5" draw:layer="layout" svg:width="4.248cm" svg:height="0.749cm" svg:x="1.752cm" svg:y="8cm">
          <text:p text:style-name="P3"><text:span text:style-name="T1">Clone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4" draw:layer="layout" svg:width="4.085cm" svg:height="0.749cm" svg:x="6.75cm" svg:y="6.5cm">
          <text:p text:style-name="P3"><text:span text:style-name="T1">Piezas <text:s/></text:span><text:span text:style-name="T2">Móviles 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5" draw:layer="layout" svg:width="4.084cm" svg:height="0.749cm" svg:x="6.752cm" svg:y="7.251cm">
          <text:p text:style-name="P3"><text:span text:style-name="T1">Objeto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5" draw:layer="layout" svg:width="4.084cm" svg:height="0.749cm" svg:x="6.753cm" svg:y="8.001cm">
          <text:p text:style-name="P3"><text:span text:style-name="T1">Estructura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4" draw:layer="layout" svg:width="3.075cm" svg:height="0.749cm" svg:x="11.873cm" svg:y="6.5cm">
          <text:p text:style-name="P3"><text:span text:style-name="T2">Mapa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3" draw:text-style-name="P5" draw:layer="layout" svg:width="3.075cm" svg:height="0.749cm" svg:x="11.874cm" svg:y="7.251cm">
          <text:p text:style-name="P3"><text:span text:style-name="T1">Casilla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" draw:text-style-name="P5" draw:layer="layout" svg:width="3.075cm" svg:height="0.749cm" svg:x="11.875cm" svg:y="8.001cm">
          <text:p text:style-name="P3"><text:span text:style-name="T1">Tablero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4" draw:layer="layout" svg:width="3.075cm" svg:height="0.749cm" svg:x="15.8cm" svg:y="6.5cm">
          <text:p text:style-name="P3"><text:span text:style-name="T2">Z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6" draw:text-style-name="P5" draw:layer="layout" svg:width="3.075cm" svg:height="0.749cm" svg:x="15.801cm" svg:y="7.251cm">
          <text:p text:style-name="P3"><text:span text:style-name="T1">-</text:span></text:p>
          <draw:enhanced-geometry svg:viewBox="0 0 21600 21600" draw:glue-points="10800 0 0 10800 10800 21600 21600 10800" draw:type="flowchart-process" draw:enhanced-path="M 0 0 L 21600 0 21600 21600 0 21600 0 0 Z N"/>
        </draw:custom-shape>
      </draw:page>
      <draw:page draw:name="Parte Abstracta" draw:style-name="dp1" draw:master-page-name="Predeterminado">
        <draw:custom-shape draw:style-name="gr17" draw:text-style-name="P2" draw:layer="layout" svg:width="2.432cm" svg:height="3cm" svg:x="6.25cm" svg:y="2cm">
          <text:p text:style-name="P1">Partes Abstracta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8" draw:text-style-name="P3" draw:layer="layout" svg:width="5.818cm" svg:height="0.75cm" svg:x="8.682cm" svg:y="2cm">
          <text:p text:style-name="P3"><text:span text:style-name="T1">FJ</text:span><text:span text:style-name="T2"> 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9" draw:text-style-name="P3" draw:layer="layout" svg:width="5.818cm" svg:height="0.75cm" svg:x="8.682cm" svg:y="2.75cm">
          <text:p text:style-name="P3"><text:span text:style-name="T2">RJ 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0" draw:text-style-name="P3" draw:layer="layout" svg:width="5.818cm" svg:height="0.75cm" svg:x="8.682cm" svg:y="3.5cm">
          <text:p text:style-name="P3"><text:span text:style-name="T2">EJ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1" draw:text-style-name="P3" draw:layer="layout" svg:width="5.818cm" svg:height="0.75cm" svg:x="8.682cm" svg:y="4.25cm">
          <text:p text:style-name="P3"><text:span text:style-name="T2">MJ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2" draw:text-style-name="P4" draw:layer="layout" svg:width="4.248cm" svg:height="0.749cm" svg:x="2cm" svg:y="6.75cm">
          <text:p text:style-name="P3"><text:span text:style-name="T2">FJ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3" draw:text-style-name="P5" draw:layer="layout" svg:width="4.248cm" svg:height="0.749cm" svg:x="2.001cm" svg:y="7.5cm">
          <text:p text:style-name="P3"><text:span text:style-name="T1">Movimiento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4" draw:text-style-name="P5" draw:layer="layout" svg:width="4.248cm" svg:height="0.749cm" svg:x="2.002cm" svg:y="8.25cm">
          <text:p text:style-name="P3"><text:span text:style-name="T1">Face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5" draw:text-style-name="P5" draw:layer="layout" svg:width="4.248cm" svg:height="0.749cm" svg:x="2.002cm" svg:y="9.001cm">
          <text:p text:style-name="P3"><text:span text:style-name="T1">Turno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6" draw:text-style-name="P5" draw:layer="layout" svg:width="4.248cm" svg:height="0.749cm" svg:x="2.003cm" svg:y="9.701cm">
          <text:p text:style-name="P3"><text:span text:style-name="T1">Partid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7" draw:text-style-name="P5" draw:layer="layout" svg:width="4.248cm" svg:height="0.749cm" svg:x="2.004cm" svg:y="10.401cm">
          <text:p text:style-name="P3"><text:span text:style-name="T1">Jueg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8" draw:text-style-name="P4" draw:layer="layout" svg:width="3.249cm" svg:height="0.749cm" svg:x="7.1cm" svg:y="6.751cm">
          <text:p text:style-name="P3"><text:span text:style-name="T2">RJ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9" draw:text-style-name="P5" draw:layer="layout" svg:width="3.249cm" svg:height="0.749cm" svg:x="7.101cm" svg:y="7.501cm">
          <text:p text:style-name="P3"><text:span text:style-name="T1">R. Generale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0" draw:text-style-name="P4" draw:layer="layout" svg:width="4.248cm" svg:height="0.749cm" svg:x="2.001cm" svg:y="6.75cm">
          <text:p text:style-name="P3"><text:span text:style-name="T2">FJ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1" draw:text-style-name="P5" draw:layer="layout" svg:width="4.248cm" svg:height="0.749cm" svg:x="2.002cm" svg:y="7.5cm">
          <text:p text:style-name="P3"><text:span text:style-name="T1">Movimiento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2" draw:text-style-name="P4" draw:layer="layout" svg:width="4.248cm" svg:height="0.749cm" svg:x="14.75cm" svg:y="6.75cm">
          <text:p text:style-name="P3"><text:span text:style-name="T2">FJ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3" draw:text-style-name="P5" draw:layer="layout" svg:width="4.248cm" svg:height="0.749cm" svg:x="14.751cm" svg:y="7.5cm">
          <text:p text:style-name="P3"><text:span text:style-name="T1">Movimiento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4" draw:text-style-name="P4" draw:layer="layout" svg:width="4.248cm" svg:height="0.749cm" svg:x="14.751cm" svg:y="6.75cm">
          <text:p text:style-name="P3"><text:span text:style-name="T2">MJ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5" draw:text-style-name="P5" draw:layer="layout" svg:width="4.248cm" svg:height="0.749cm" svg:x="14.752cm" svg:y="7.5cm">
          <text:p text:style-name="P3"><text:span text:style-name="T1">sum – </text:span><text:span text:style-name="T3">variante 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6" draw:text-style-name="P5" draw:layer="layout" svg:width="4.248cm" svg:height="0.749cm" svg:x="14.753cm" svg:y="8.2cm">
          <text:p text:style-name="P3"><text:span text:style-name="T1">sum – </text:span><text:span text:style-name="T3">variante 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7" draw:text-style-name="P5" draw:layer="layout" svg:width="3.249cm" svg:height="0.749cm" svg:x="7.101cm" svg:y="8.201cm">
          <text:p text:style-name="P3"><text:span text:style-name="T1">R. Específica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8" draw:text-style-name="P4" draw:layer="layout" svg:width="3.249cm" svg:height="0.749cm" svg:x="11cm" svg:y="6.75cm">
          <text:p text:style-name="P3"><text:span text:style-name="T2">EJ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9" draw:text-style-name="P5" draw:layer="layout" svg:width="3.249cm" svg:height="0.749cm" svg:x="11.001cm" svg:y="7.501cm">
          <text:p text:style-name="P3"><text:span text:style-name="T1">E. Generale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0" draw:text-style-name="P5" draw:layer="layout" svg:width="3.249cm" svg:height="0.749cm" svg:x="11.001cm" svg:y="8.25cm">
          <text:p text:style-name="P3"><text:span text:style-name="T1">E. Específicas</text:span></text:p>
          <draw:enhanced-geometry svg:viewBox="0 0 21600 21600" draw:glue-points="10800 0 0 10800 10800 21600 21600 10800" draw:type="flowchart-process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Rellena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ellenado_20_amarillo" draw:display-name="Rellenado amaril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Rellenado_20_azul" draw:display-name="Rellena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Rellenado_20_rojo" draw:display-name="Rellenado roj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Rellenado_20_verde" draw:display-name="Rellena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initial-creator>Lorenzo Antonio Pérez Carballo</meta:initial-creator>
    <meta:creation-date>2024-12-07T17:52:38.620000000</meta:creation-date>
    <dc:date>2024-12-07T18:19:16.521000000</dc:date>
    <dc:creator>Lorenzo Antonio Pérez Carballo</dc:creator>
    <meta:editing-duration>PT13M34S</meta:editing-duration>
    <meta:editing-cycles>3</meta:editing-cycles>
    <meta:generator>LibreOffice/24.8.3.2$Windows_X86_64 LibreOffice_project/48a6bac9e7e268aeb4c3483fcf825c94556d9f92</meta:generator>
    <meta:document-statistic meta:object-count="40"/>
  </office:meta>
</office:document-meta>
</file>